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1_20_Without_20_Numbering" style:master-page-name="Appendix">
      <style:paragraph-properties style:page-number="auto"/>
    </style:style>
    <style:style style:name="P2" style:family="paragraph" style:parent-style-name="code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3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313623411459138779" text:style-name="Appendix_20_Numbering">
        <text:list-item>
          <text:p text:style-name="P1">XML Schema for orm.xml</text:p>
        </text:list-item>
      </text:list>
      <text:p text:style-name="P2">&lt;?xml version="1.0" encoding="UTF-8"?&gt;</text:p>
      <text:p text:style-name="P2">&lt;!--</text:p>
      <text:p text:style-name="P2"><text:s text:c="2"/>Licensed to the Apache Software Foundation (ASF) under one or more</text:p>
      <text:p text:style-name="P2"><text:s text:c="2"/>contributor license agreements. <text:s/>See the NOTICE file distributed with</text:p>
      <text:p text:style-name="P2"><text:s text:c="2"/>this work for additional information regarding copyright ownership.</text:p>
      <text:p text:style-name="P2"><text:s text:c="2"/>The ASF licenses this file to You under the Apache License, Version 2.0</text:p>
      <text:p text:style-name="P2"><text:s text:c="2"/>(the "License"); you may not use this file except in compliance with</text:p>
      <text:p text:style-name="P2"><text:s text:c="2"/>the License. <text:s/>You may obtain a copy of the License at</text:p>
      <text:p text:style-name="P2"/>
      <text:p text:style-name="P2"><text:s text:c="6"/>http://www.apache.org/licenses/LICENSE-2.0</text:p>
      <text:p text:style-name="P2"/>
      <text:p text:style-name="P2"><text:s text:c="2"/>Unless required by applicable law or agreed to in writing, software</text:p>
      <text:p text:style-name="P2"><text:s text:c="2"/>distributed under the License is distributed on an "AS IS" BASIS,</text:p>
      <text:p text:style-name="P2"><text:s text:c="2"/>WITHOUT WARRANTIES OR CONDITIONS OF ANY KIND, either express or implied.</text:p>
      <text:p text:style-name="P2"><text:s text:c="2"/>See the License for the specific language governing permissions and</text:p>
      <text:p text:style-name="P2"><text:s text:c="2"/>limitations under the License.</text:p>
      <text:p text:style-name="P2">--&gt;</text:p>
      <text:p text:style-name="P2">&lt;xs:schema targetNamespace="http://xmlns.jcp.org/xml/ns/jdo/orm"</text:p>
      <text:p text:style-name="P2"><text:s text:c="11"/>xmlns="http://xmlns.jcp.org/xml/ns/jdo/orm"</text:p>
      <text:p text:style-name="P2"><text:s text:c="11"/>xmlns:xs="http://www.w3.org/2001/XMLSchema"</text:p>
      <text:p text:style-name="P2"><text:s text:c="11"/>version="3.2"&gt;</text:p>
      <text:p text:style-name="P2"><text:s text:c="4"/>&lt;xs:element name="orm"&gt;</text:p>
      <text:p text:style-name="P2"><text:s text:c="8"/>&lt;xs:complexType&gt;</text:p>
      <text:p text:style-name="P2"><text:s text:c="12"/>&lt;xs:choice maxOccurs="unbounded"&gt;</text:p>
      <text:p text:style-name="P2"><text:s text:c="16"/>&lt;xs:element ref="extension"/&gt;</text:p>
      <text:p text:style-name="P2"><text:s text:c="16"/>&lt;xs:element ref="package"/&gt;</text:p>
      <text:p text:style-name="P2"><text:s text:c="16"/>&lt;xs:element ref="query"/&gt;</text:p>
      <text:p text:style-name="P2"><text:s text:c="12"/>&lt;/xs:choice&gt;</text:p>
      <text:p text:style-name="P2"><text:s text:c="12"/>&lt;xs:attributeGroup ref="attlist.orm"/&gt;</text:p>
      <text:p text:style-name="P2"><text:s text:c="8"/>&lt;/xs:complexType&gt;</text:p>
      <text:p text:style-name="P2"><text:s text:c="4"/>&lt;/xs:element&gt;</text:p>
      <text:p text:style-name="P2"><text:s text:c="4"/>&lt;xs:attributeGroup name="attlist.orm"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package"&gt;</text:p>
      <text:p text:style-name="P2"><text:s text:c="8"/>&lt;xs:complexType&gt;</text:p>
      <text:p text:style-name="P2"><text:s text:c="12"/>&lt;xs:choice maxOccurs="unbounded"&gt;</text:p>
      <text:p text:style-name="P2"><text:s text:c="16"/>&lt;xs:element ref="extension"/&gt;</text:p>
      <text:p text:style-name="P2"><text:s text:c="16"/>&lt;xs:element ref="interface"/&gt;</text:p>
      <text:p text:style-name="P2"><text:s text:c="16"/>&lt;xs:element ref="class"/&gt;</text:p>
      <text:p text:style-name="P2"><text:s text:c="16"/>&lt;xs:element ref="sequence"/&gt;</text:p>
      <text:p text:style-name="P2"><text:s text:c="12"/>&lt;/xs:choice&gt;</text:p>
      <text:p text:style-name="P2"><text:s text:c="12"/>&lt;xs:attributeGroup ref="attlist.packag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package"&gt;</text:p>
      <text:p text:style-name="P2"><text:s text:c="8"/>&lt;xs:attribute name="name" default=""/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interface"&gt;</text:p>
      <text:p text:style-name="P2"><text:s text:c="8"/>&lt;xs:complexType&gt;</text:p>
      <text:p text:style-name="P2"><text:soft-page-break/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datastore-identity"/&gt;</text:p>
      <text:p text:style-name="P2"><text:s text:c="16"/>&lt;xs:element ref="primary-key"/&gt;</text:p>
      <text:p text:style-name="P2"><text:s text:c="16"/>&lt;xs:element ref="inheritance"/&gt;</text:p>
      <text:p text:style-name="P2"><text:s text:c="16"/>&lt;xs:element ref="version"/&gt;</text:p>
      <text:p text:style-name="P2"><text:s text:c="16"/>&lt;xs:element ref="joi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6"/>&lt;xs:element ref="property"/&gt;</text:p>
      <text:p text:style-name="P2"><text:s text:c="16"/>&lt;xs:element ref="query"/&gt;</text:p>
      <text:p text:style-name="P2"><text:s text:c="12"/>&lt;/xs:choice&gt;</text:p>
      <text:p text:style-name="P2"><text:s text:c="12"/>&lt;xs:attributeGroup ref="attlist.interfac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nterface"&gt;</text:p>
      <text:p text:style-name="P2"><text:s text:c="8"/>&lt;xs:attribute name="name" use="required"/&gt;</text:p>
      <text:p text:style-name="P2"><text:s text:c="8"/>&lt;xs:attribute name="table"/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propert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join"/&gt;</text:p>
      <text:p text:style-name="P2"><text:s text:c="16"/>&lt;xs:element ref="embedded"/&gt;</text:p>
      <text:p text:style-name="P2"><text:s text:c="16"/>&lt;xs:element ref="element"/&gt;</text:p>
      <text:p text:style-name="P2"><text:s text:c="16"/>&lt;xs:element ref="key"/&gt;</text:p>
      <text:p text:style-name="P2"><text:s text:c="16"/>&lt;xs:element ref="value"/&gt;</text:p>
      <text:p text:style-name="P2"><text:s text:c="16"/>&lt;xs:element ref="order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oft-page-break/><text:s text:c="12"/>&lt;/xs:choice&gt;</text:p>
      <text:p text:style-name="P2"><text:s text:c="12"/>&lt;xs:attributeGroup ref="attlist.propert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property"&gt;</text:p>
      <text:p text:style-name="P2"><text:s text:c="8"/>&lt;xs:attribute name="name" use="required"/&gt;</text:p>
      <text:p text:style-name="P2"><text:s text:c="8"/>&lt;xs:attribute name="value-strategy"/&gt;</text:p>
      <text:p text:style-name="P2"><text:s text:c="8"/>&lt;xs:attribute name="sequence"/&gt;</text:p>
      <text:p text:style-name="P2"><text:s text:c="8"/>&lt;xs:attribute name="serializ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table"/&gt;</text:p>
      <text:p text:style-name="P2"><text:s text:c="8"/>&lt;xs:attribute name="column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recursion-depth"/&gt;</text:p>
      <text:p text:style-name="P2"><text:s text:c="8"/>&lt;xs:attribute name="field-name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oft-page-break/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class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datastore-identity"/&gt;</text:p>
      <text:p text:style-name="P2"><text:s text:c="16"/>&lt;xs:element ref="primary-key"/&gt;</text:p>
      <text:p text:style-name="P2"><text:s text:c="16"/>&lt;xs:element ref="inheritance"/&gt;</text:p>
      <text:p text:style-name="P2"><text:s text:c="16"/>&lt;xs:element ref="version"/&gt;</text:p>
      <text:p text:style-name="P2"><text:s text:c="16"/>&lt;xs:element ref="joi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6"/>&lt;xs:element ref="column"/&gt;</text:p>
      <text:p text:style-name="P2"><text:s text:c="16"/>&lt;xs:element ref="field"/&gt;</text:p>
      <text:p text:style-name="P2"><text:s text:c="16"/>&lt;xs:element ref="property"/&gt;</text:p>
      <text:p text:style-name="P2"><text:s text:c="16"/>&lt;xs:element ref="query"/&gt;</text:p>
      <text:p text:style-name="P2"><text:s text:c="12"/>&lt;/xs:choice&gt;</text:p>
      <text:p text:style-name="P2"><text:s text:c="12"/>&lt;xs:attributeGroup ref="attlist.class"/&gt;</text:p>
      <text:p text:style-name="P2"><text:s text:c="8"/>&lt;/xs:complexType&gt;</text:p>
      <text:p text:style-name="P2"><text:s text:c="4"/>&lt;/xs:element&gt;</text:p>
      <text:p text:style-name="P2"><text:s text:c="4"/>&lt;xs:attributeGroup name="attlist.class"&gt;</text:p>
      <text:p text:style-name="P2"><text:s text:c="8"/>&lt;xs:attribute name="name" use="required"/&gt;</text:p>
      <text:p text:style-name="P2"><text:s text:c="8"/>&lt;xs:attribute name="table"/&gt;</text:p>
      <text:p text:style-name="P2"><text:s text:c="8"/>&lt;xs:attribute name="catalog"/&gt;</text:p>
      <text:p text:style-name="P2"><text:s text:c="8"/>&lt;xs:attribute name="schema"/&gt;</text:p>
      <text:p text:style-name="P2"><text:s text:c="4"/>&lt;/xs:attributeGroup&gt;</text:p>
      <text:p text:style-name="P2"><text:s text:c="4"/>&lt;xs:element name="primary-ke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column"/&gt;</text:p>
      <text:p text:style-name="P2"><text:s text:c="12"/>&lt;/xs:choice&gt;</text:p>
      <text:p text:style-name="P2"><text:s text:c="12"/>&lt;xs:attributeGroup ref="attlist.primary-ke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primary-key"&gt;</text:p>
      <text:p text:style-name="P2"><text:s text:c="8"/>&lt;xs:attribute name="name"/&gt;</text:p>
      <text:p text:style-name="P2"><text:s text:c="8"/>&lt;xs:attribute name="column"/&gt;</text:p>
      <text:p text:style-name="P2"><text:s text:c="4"/>&lt;/xs:attributeGroup&gt;</text:p>
      <text:p text:style-name="P2"><text:s text:c="4"/>&lt;xs:element name="join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primary-key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join"/&gt;</text:p>
      <text:p text:style-name="P2"><text:s text:c="8"/>&lt;/xs:complexType&gt;</text:p>
      <text:p text:style-name="P2"><text:s text:c="4"/>&lt;/xs:element&gt;</text:p>
      <text:p text:style-name="P2"><text:s text:c="4"/>&lt;xs:attributeGroup name="attlist.join"&gt;</text:p>
      <text:p text:style-name="P2"><text:s text:c="8"/>&lt;xs:attribute name="table"/&gt;</text:p>
      <text:p text:style-name="P2"><text:s text:c="8"/>&lt;xs:attribute name="column"/&gt;</text:p>
      <text:p text:style-name="P2"><text:s text:c="8"/>&lt;xs:attribute name="outer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version"&gt;</text:p>
      <text:p text:style-name="P2"><text:soft-page-break/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column"/&gt;</text:p>
      <text:p text:style-name="P2"><text:s text:c="16"/>&lt;xs:element ref="index"/&gt;</text:p>
      <text:p text:style-name="P2"><text:s text:c="12"/>&lt;/xs:choice&gt;</text:p>
      <text:p text:style-name="P2"><text:s text:c="12"/>&lt;xs:attributeGroup ref="attlist.version"/&gt;</text:p>
      <text:p text:style-name="P2"><text:s text:c="8"/>&lt;/xs:complexType&gt;</text:p>
      <text:p text:style-name="P2"><text:s text:c="4"/>&lt;/xs:element&gt;</text:p>
      <text:p text:style-name="P2"><text:s text:c="4"/>&lt;xs:attributeGroup name="attlist.version"&gt;</text:p>
      <text:p text:style-name="P2"><text:s text:c="8"/>&lt;xs:attribute name="strategy"/&gt;</text:p>
      <text:p text:style-name="P2"><text:s text:c="8"/>&lt;xs:attribute name="column"/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datastore-identit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column"/&gt;</text:p>
      <text:p text:style-name="P2"><text:s text:c="12"/>&lt;/xs:choice&gt;</text:p>
      <text:p text:style-name="P2"><text:s text:c="12"/>&lt;xs:attributeGroup ref="attlist.datastore-identit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datastore-identity"&gt;</text:p>
      <text:p text:style-name="P2"><text:s text:c="8"/>&lt;xs:attribute name="column"/&gt;</text:p>
      <text:p text:style-name="P2"><text:s text:c="8"/>&lt;xs:attribute name="strategy" default="native"/&gt;</text:p>
      <text:p text:style-name="P2"><text:s text:c="8"/>&lt;xs:attribute name="sequence"/&gt;</text:p>
      <text:p text:style-name="P2"><text:s text:c="4"/>&lt;/xs:attributeGroup&gt;</text:p>
      <text:p text:style-name="P2"><text:s text:c="4"/>&lt;xs:element name="implements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property"/&gt;</text:p>
      <text:p text:style-name="P2"><text:s text:c="12"/>&lt;/xs:choice&gt;</text:p>
      <text:p text:style-name="P2"><text:s text:c="12"/>&lt;xs:attributeGroup ref="attlist.implements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mplements"&gt;</text:p>
      <text:p text:style-name="P2"><text:s text:c="8"/>&lt;xs:attribute name="name" use="required"/&gt;</text:p>
      <text:p text:style-name="P2"><text:s text:c="4"/>&lt;/xs:attributeGroup&gt;</text:p>
      <text:p text:style-name="P2"><text:s text:c="4"/>&lt;xs:element name="inheritance"&gt;</text:p>
      <text:p text:style-name="P2"><text:s text:c="8"/>&lt;xs:complexType&gt;</text:p>
      <text:p text:style-name="P2"><text:s text:c="12"/>&lt;xs:choice minOccurs="0" maxOccurs="unbounded"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join"/&gt;</text:p>
      <text:p text:style-name="P2"><text:s text:c="16"/>&lt;xs:element ref="discriminator"/&gt;</text:p>
      <text:p text:style-name="P2"><text:s text:c="12"/>&lt;/xs:choice&gt;</text:p>
      <text:p text:style-name="P2"><text:s text:c="12"/>&lt;xs:attributeGroup ref="attlist.inheritanc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nheritance"&gt;</text:p>
      <text:p text:style-name="P2"><text:s text:c="8"/>&lt;xs:attribute name="strategy"/&gt;</text:p>
      <text:p text:style-name="P2"><text:s text:c="4"/>&lt;/xs:attributeGroup&gt;</text:p>
      <text:p text:style-name="P2"><text:s text:c="4"/>&lt;xs:element name="discriminator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column"/&gt;</text:p>
      <text:p text:style-name="P2"><text:s text:c="16"/>&lt;xs:element ref="index"/&gt;</text:p>
      <text:p text:style-name="P2"><text:s text:c="12"/>&lt;/xs:choice&gt;</text:p>
      <text:p text:style-name="P2"><text:s text:c="12"/>&lt;xs:attributeGroup ref="attlist.discriminator"/&gt;</text:p>
      <text:p text:style-name="P2"><text:s text:c="8"/>&lt;/xs:complexType&gt;</text:p>
      <text:p text:style-name="P2"><text:s text:c="4"/>&lt;/xs:element&gt;</text:p>
      <text:p text:style-name="P2"><text:s text:c="4"/>&lt;xs:attributeGroup name="attlist.discriminator"&gt;</text:p>
      <text:p text:style-name="P2"><text:s text:c="8"/>&lt;xs:attribute name="column"/&gt;</text:p>
      <text:p text:style-name="P2"><text:s text:c="8"/>&lt;xs:attribute name="value"/&gt;</text:p>
      <text:p text:style-name="P2"><text:s text:c="8"/>&lt;xs:attribute name="strategy"/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column"&gt;</text:p>
      <text:p text:style-name="P2"><text:s text:c="8"/>&lt;xs:complexType&gt;</text:p>
      <text:p text:style-name="P2"><text:s text:c="12"/>&lt;xs:sequence&gt;</text:p>
      <text:p text:style-name="P2"><text:s text:c="16"/>&lt;xs:element minOccurs="0" maxOccurs="unbounded" ref="extension"/&gt;</text:p>
      <text:p text:style-name="P2"><text:s text:c="12"/>&lt;/xs:sequence&gt;</text:p>
      <text:p text:style-name="P2"><text:s text:c="12"/>&lt;xs:attributeGroup ref="attlist.column"/&gt;</text:p>
      <text:p text:style-name="P2"><text:s text:c="8"/>&lt;/xs:complexType&gt;</text:p>
      <text:p text:style-name="P2"><text:s text:c="4"/>&lt;/xs:element&gt;</text:p>
      <text:p text:style-name="P2"><text:s text:c="4"/>&lt;xs:attributeGroup name="attlist.column"&gt;</text:p>
      <text:p text:style-name="P2"><text:s text:c="8"/>&lt;xs:attribute name="name"/&gt;</text:p>
      <text:p text:style-name="P2"><text:s text:c="8"/>&lt;xs:attribute name="target"/&gt;</text:p>
      <text:p text:style-name="P2"><text:soft-page-break/><text:s text:c="8"/>&lt;xs:attribute name="target-field"/&gt;</text:p>
      <text:p text:style-name="P2"><text:s text:c="8"/>&lt;xs:attribute name="jdbc-type"/&gt;</text:p>
      <text:p text:style-name="P2"><text:s text:c="8"/>&lt;xs:attribute name="sql-type"/&gt;</text:p>
      <text:p text:style-name="P2"><text:s text:c="8"/>&lt;xs:attribute name="length"/&gt;</text:p>
      <text:p text:style-name="P2"><text:s text:c="8"/>&lt;xs:attribute name="scale"/&gt;</text:p>
      <text:p text:style-name="P2"><text:s text:c="8"/>&lt;xs:attribute name="allows-null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default-value"/&gt;</text:p>
      <text:p text:style-name="P2"><text:s text:c="8"/>&lt;xs:attribute name="insert-value"/&gt;</text:p>
      <text:p text:style-name="P2"><text:tab/><text:tab/>&lt;xs:attribute name="position"/&gt;</text:p>
      <text:p text:style-name="P2"><text:s text:c="4"/>&lt;/xs:attributeGroup&gt;</text:p>
      <text:p text:style-name="P2"><text:s text:c="4"/>&lt;xs:element name="field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join"/&gt;</text:p>
      <text:p text:style-name="P2"><text:s text:c="16"/>&lt;xs:element ref="embedded"/&gt;</text:p>
      <text:p text:style-name="P2"><text:s text:c="16"/>&lt;xs:element ref="element"/&gt;</text:p>
      <text:p text:style-name="P2"><text:s text:c="16"/>&lt;xs:element ref="key"/&gt;</text:p>
      <text:p text:style-name="P2"><text:s text:c="16"/>&lt;xs:element ref="value"/&gt;</text:p>
      <text:p text:style-name="P2"><text:s text:c="16"/>&lt;xs:element ref="order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field"/&gt;</text:p>
      <text:p text:style-name="P2"><text:s text:c="8"/>&lt;/xs:complexType&gt;</text:p>
      <text:p text:style-name="P2"><text:s text:c="4"/>&lt;/xs:element&gt;</text:p>
      <text:p text:style-name="P2"><text:s text:c="4"/>&lt;xs:attributeGroup name="attlist.field"&gt;</text:p>
      <text:p text:style-name="P2"><text:s text:c="8"/>&lt;xs:attribute name="name" use="required"/&gt;</text:p>
      <text:p text:style-name="P2"><text:s text:c="8"/>&lt;xs:attribute name="table"/&gt;</text:p>
      <text:p text:style-name="P2"><text:s text:c="8"/>&lt;xs:attribute name="column"/&gt;</text:p>
      <text:p text:style-name="P2"><text:s text:c="8"/>&lt;xs:attribute name="value-strategy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oft-page-break/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sequence"/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foreign-ke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choice minOccurs="0" maxOccurs="1"&gt;</text:p>
      <text:p text:style-name="P2"><text:s text:c="20"/>&lt;xs:element minOccurs="0" maxOccurs="unbounded" ref="column"/&gt;</text:p>
      <text:p text:style-name="P2"><text:s text:c="20"/>&lt;xs:element minOccurs="0" maxOccurs="unbounded" ref="field"/&gt;</text:p>
      <text:p text:style-name="P2"><text:s text:c="20"/>&lt;xs:element minOccurs="0" maxOccurs="unbounded" ref="property"/&gt;</text:p>
      <text:p text:style-name="P2"><text:s text:c="16"/>&lt;/xs:choice&gt;</text:p>
      <text:p text:style-name="P2"><text:s text:c="12"/>&lt;/xs:choice&gt;</text:p>
      <text:p text:style-name="P2"><text:s text:c="12"/>&lt;xs:attributeGroup ref="attlist.foreign-key"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"attlist.foreign-key"&gt;</text:p>
      <text:p text:style-name="P2"><text:s text:c="8"/>&lt;xs:attribute name="table"/&gt;</text:p>
      <text:p text:style-name="P2"><text:s text:c="8"/>&lt;xs:attribute name="deferr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delete-action" default="restrict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pdate-action" default="restrict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name"/&gt;</text:p>
      <text:p text:style-name="P2"><text:s text:c="4"/>&lt;/xs:attributeGroup&gt;</text:p>
      <text:p text:style-name="P2"><text:s text:c="4"/>&lt;xs:element name="key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embedded"/&gt;</text:p>
      <text:p text:style-name="P2"><text:s text:c="16"/>&lt;xs:element ref="column"/&gt;</text:p>
      <text:p text:style-name="P2"><text:soft-page-break/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ke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key"&gt;</text:p>
      <text:p text:style-name="P2"><text:s text:c="8"/>&lt;xs:attribute name="column"/&gt;</text:p>
      <text:p text:style-name="P2"><text:s text:c="8"/>&lt;xs:attribute name="table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pda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value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embedded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valu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value"&gt;</text:p>
      <text:p text:style-name="P2"><text:s text:c="8"/>&lt;xs:attribute name="column"/&gt;</text:p>
      <text:p text:style-name="P2"><text:s text:c="8"/>&lt;xs:attribute name="table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pda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element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embedded"/&gt;</text:p>
      <text:p text:style-name="P2"><text:s text:c="16"/>&lt;xs:element ref="column"/&gt;</text:p>
      <text:p text:style-name="P2"><text:s text:c="16"/>&lt;xs:element ref="foreign-key"/&gt;</text:p>
      <text:p text:style-name="P2"><text:s text:c="16"/>&lt;xs:element ref="index"/&gt;</text:p>
      <text:p text:style-name="P2"><text:s text:c="16"/>&lt;xs:element ref="unique"/&gt;</text:p>
      <text:p text:style-name="P2"><text:s text:c="12"/>&lt;/xs:choice&gt;</text:p>
      <text:p text:style-name="P2"><text:s text:c="12"/>&lt;xs:attributeGroup ref="attlist.element"/&gt;</text:p>
      <text:p text:style-name="P2"><text:s text:c="8"/>&lt;/xs:complexType&gt;</text:p>
      <text:p text:style-name="P2"><text:s text:c="4"/>&lt;/xs:element&gt;</text:p>
      <text:p text:style-name="P2"><text:s text:c="4"/>&lt;xs:attributeGroup name="attlist.element"&gt;</text:p>
      <text:p text:style-name="P2"><text:s text:c="8"/>&lt;xs:attribute name="column"/&gt;</text:p>
      <text:p text:style-name="P2"><text:s text:c="8"/>&lt;xs:attribute name="table"/&gt;</text:p>
      <text:p text:style-name="P2"><text:s text:c="8"/>&lt;xs:attribute name="dele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"update-action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restrict"/&gt;</text:p>
      <text:p text:style-name="P2"><text:s text:c="20"/>&lt;xs:enumeration value="cascade"/&gt;</text:p>
      <text:p text:style-name="P2"><text:s text:c="20"/>&lt;xs:enumeration value="null"/&gt;</text:p>
      <text:p text:style-name="P2"><text:s text:c="20"/>&lt;xs:enumeration value="default"/&gt;</text:p>
      <text:p text:style-name="P2"><text:s text:c="20"/>&lt;xs:enumeration value="non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index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20"/>&lt;xs:enumeration value="uniqu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mapped-by"/&gt;</text:p>
      <text:p text:style-name="P2"><text:s text:c="8"/>&lt;xs:attribute name="converter"/&gt;</text:p>
      <text:p text:style-name="P2"><text:s text:c="8"/>&lt;xs:attribute name="use-default-conversion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order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element ref="column"/&gt;</text:p>
      <text:p text:style-name="P2"><text:s text:c="16"/>&lt;xs:element ref="index"/&gt;</text:p>
      <text:p text:style-name="P2"><text:s text:c="12"/>&lt;/xs:choice&gt;</text:p>
      <text:p text:style-name="P2"><text:s text:c="12"/>&lt;xs:attributeGroup ref="attlist.order"/&gt;</text:p>
      <text:p text:style-name="P2"><text:s text:c="8"/>&lt;/xs:complexType&gt;</text:p>
      <text:p text:style-name="P2"><text:s text:c="4"/>&lt;/xs:element&gt;</text:p>
      <text:p text:style-name="P2"><text:s text:c="4"/>&lt;xs:attributeGroup name="attlist.order"&gt;</text:p>
      <text:p text:style-name="P2"><text:soft-page-break/><text:s text:c="8"/>&lt;xs:attribute name="column"/&gt;</text:p>
      <text:p text:style-name="P2"><text:s text:c="8"/>&lt;xs:attribute name="mapped-by"/&gt;</text:p>
      <text:p text:style-name="P2"><text:s text:c="4"/>&lt;/xs:attributeGroup&gt;</text:p>
      <text:p text:style-name="P2"><text:s text:c="4"/>&lt;xs:element name="embedded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element ref="extension"/&gt;</text:p>
      <text:p text:style-name="P2"><text:s text:c="16"/>&lt;xs:element ref="field"/&gt;</text:p>
      <text:p text:style-name="P2"><text:s text:c="16"/>&lt;xs:element ref="property"/&gt;</text:p>
      <text:p text:style-name="P2"><text:s text:c="16"/>&lt;xs:element ref="discriminator"/&gt;</text:p>
      <text:p text:style-name="P2"><text:s text:c="12"/>&lt;/xs:choice&gt;</text:p>
      <text:p text:style-name="P2"><text:s text:c="12"/>&lt;xs:attributeGroup ref="attlist.embedded"/&gt;</text:p>
      <text:p text:style-name="P2"><text:s text:c="8"/>&lt;/xs:complexType&gt;</text:p>
      <text:p text:style-name="P2"><text:s text:c="4"/>&lt;/xs:element&gt;</text:p>
      <text:p text:style-name="P2"><text:s text:c="4"/>&lt;xs:attributeGroup name="attlist.embedded"&gt;</text:p>
      <text:p text:style-name="P2"><text:s text:c="8"/>&lt;xs:attribute name="owner-field"/&gt;</text:p>
      <text:p text:style-name="P2"><text:s text:c="8"/>&lt;xs:attribute name="null-indicator-column"/&gt;</text:p>
      <text:p text:style-name="P2"><text:s text:c="8"/>&lt;xs:attribute name="null-indicator-value"/&gt;</text:p>
      <text:p text:style-name="P2"><text:s text:c="4"/>&lt;/xs:attributeGroup&gt;</text:p>
      <text:p text:style-name="P2"><text:s text:c="4"/>&lt;xs:element name="sequence"&gt;</text:p>
      <text:p text:style-name="P2"><text:s text:c="8"/>&lt;xs:complexType&gt;</text:p>
      <text:p text:style-name="P2"><text:s text:c="12"/>&lt;xs:sequence&gt;</text:p>
      <text:p text:style-name="P2"><text:s text:c="16"/>&lt;xs:element minOccurs="0" maxOccurs="unbounded" ref="extension"/&gt;</text:p>
      <text:p text:style-name="P2"><text:s text:c="12"/>&lt;/xs:sequence&gt;</text:p>
      <text:p text:style-name="P2"><text:s text:c="12"/>&lt;xs:attributeGroup ref="attlist.sequenc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sequence"&gt;</text:p>
      <text:p text:style-name="P2"><text:s text:c="8"/>&lt;xs:attribute name="name" use="required"/&gt;</text:p>
      <text:p text:style-name="P2"><text:s text:c="8"/>&lt;xs:attribute name="datastore-sequence"/&gt;</text:p>
      <text:p text:style-name="P2"><text:s text:c="8"/>&lt;xs:attribute name="factory-class"/&gt;</text:p>
      <text:p text:style-name="P2"><text:s text:c="8"/>&lt;xs:attribute name="strategy" use="required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nontransactional"/&gt;</text:p>
      <text:p text:style-name="P2"><text:s text:c="20"/>&lt;xs:enumeration value="contiguous"/&gt;</text:p>
      <text:p text:style-name="P2"><text:s text:c="20"/>&lt;xs:enumeration value="noncontiguous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allocation-size" default="50"/&gt;</text:p>
      <text:p text:style-name="P2"><text:s text:c="8"/>&lt;xs:attribute name="initial-value" default="1"/&gt;</text:p>
      <text:p text:style-name="P2"><text:s text:c="4"/>&lt;/xs:attributeGroup&gt;</text:p>
      <text:p text:style-name="P2"><text:s text:c="4"/>&lt;xs:element name="index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choice&gt;</text:p>
      <text:p text:style-name="P2"><text:s text:c="20"/>&lt;xs:element minOccurs="0" maxOccurs="unbounded" ref="column"/&gt;</text:p>
      <text:p text:style-name="P2"><text:s text:c="20"/>&lt;xs:element minOccurs="0" maxOccurs="unbounded" ref="field"/&gt;</text:p>
      <text:p text:style-name="P2"><text:s text:c="20"/>&lt;xs:element minOccurs="0" maxOccurs="unbounded" ref="property"/&gt;</text:p>
      <text:p text:style-name="P2"><text:soft-page-break/><text:s text:c="16"/>&lt;/xs:choice&gt;</text:p>
      <text:p text:style-name="P2"><text:s text:c="12"/>&lt;/xs:choice&gt;</text:p>
      <text:p text:style-name="P2"><text:s text:c="12"/>&lt;xs:attributeGroup ref="attlist.index"/&gt;</text:p>
      <text:p text:style-name="P2"><text:s text:c="8"/>&lt;/xs:complexType&gt;</text:p>
      <text:p text:style-name="P2"><text:s text:c="4"/>&lt;/xs:element&gt;</text:p>
      <text:p text:style-name="P2"><text:s text:c="4"/>&lt;xs:attributeGroup name="attlist.index"&gt;</text:p>
      <text:p text:style-name="P2"><text:s text:c="8"/>&lt;xs:attribute name="name"/&gt;</text:p>
      <text:p text:style-name="P2"><text:s text:c="8"/>&lt;xs:attribute name="table"/&gt;</text:p>
      <text:p text:style-name="P2"><text:s text:c="8"/>&lt;xs:attribute name="unique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query"&gt;</text:p>
      <text:p text:style-name="P2"><text:s text:c="8"/>&lt;xs:complexType mixed="true"&gt;</text:p>
      <text:p text:style-name="P2"><text:s text:c="12"/>&lt;xs:sequence&gt;</text:p>
      <text:p text:style-name="P2"><text:s text:c="16"/>&lt;xs:element minOccurs="0" maxOccurs="unbounded" ref="extension"/&gt;</text:p>
      <text:p text:style-name="P2"><text:s text:c="12"/>&lt;/xs:sequence&gt;</text:p>
      <text:p text:style-name="P2"><text:s text:c="12"/>&lt;xs:attributeGroup ref="attlist.query"/&gt;</text:p>
      <text:p text:style-name="P2"><text:s text:c="8"/>&lt;/xs:complexType&gt;</text:p>
      <text:p text:style-name="P2"><text:s text:c="4"/>&lt;/xs:element&gt;</text:p>
      <text:p text:style-name="P2"><text:s text:c="4"/>&lt;xs:attributeGroup name="attlist.query"&gt;</text:p>
      <text:p text:style-name="P2"><text:s text:c="8"/>&lt;xs:attribute name="name" use="required"/&gt;</text:p>
      <text:p text:style-name="P2"><text:s text:c="8"/>&lt;xs:attribute name="language"/&gt;</text:p>
      <text:p text:style-name="P2"><text:s text:c="8"/>&lt;xs:attribute name="unmodifiable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uniqu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"result-class"/&gt;</text:p>
      <text:p text:style-name="P2"><text:s text:c="4"/>&lt;/xs:attributeGroup&gt;</text:p>
      <text:p text:style-name="P2"><text:s text:c="4"/>&lt;xs:element name="unique"&gt;</text:p>
      <text:p text:style-name="P2"><text:s text:c="8"/>&lt;xs:complexType&gt;</text:p>
      <text:p text:style-name="P2"><text:s text:c="12"/>&lt;xs:choice minOccurs="0" maxOccurs="unbounded"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"extension"/&gt;</text:p>
      <text:p text:style-name="P2"><text:s text:c="16"/>&lt;xs:choice&gt;</text:p>
      <text:p text:style-name="P2"><text:soft-page-break/><text:s text:c="20"/>&lt;xs:element minOccurs="0" maxOccurs="unbounded" ref="column"/&gt;</text:p>
      <text:p text:style-name="P2"><text:s text:c="20"/>&lt;xs:element minOccurs="0" maxOccurs="unbounded" ref="field"/&gt;</text:p>
      <text:p text:style-name="P2"><text:s text:c="20"/>&lt;xs:element minOccurs="0" maxOccurs="unbounded" ref="property"/&gt;</text:p>
      <text:p text:style-name="P2"><text:s text:c="16"/>&lt;/xs:choice&gt;</text:p>
      <text:p text:style-name="P2"><text:s text:c="12"/>&lt;/xs:choice&gt;</text:p>
      <text:p text:style-name="P2"><text:s text:c="12"/>&lt;xs:attributeGroup ref="attlist.unique"/&gt;</text:p>
      <text:p text:style-name="P2"><text:s text:c="8"/>&lt;/xs:complexType&gt;</text:p>
      <text:p text:style-name="P2"><text:s text:c="4"/>&lt;/xs:element&gt;</text:p>
      <text:p text:style-name="P2"><text:s text:c="4"/>&lt;xs:attributeGroup name="attlist.unique"&gt;</text:p>
      <text:p text:style-name="P2"><text:s text:c="8"/>&lt;xs:attribute name="name"/&gt;</text:p>
      <text:p text:style-name="P2"><text:s text:c="8"/>&lt;xs:attribute name="table"/&gt;</text:p>
      <text:p text:style-name="P2"><text:s text:c="8"/>&lt;xs:attribute name="deferred" default="false"&gt;</text:p>
      <text:p text:style-name="P2"><text:s text:c="12"/>&lt;xs:simpleType&gt;</text:p>
      <text:p text:style-name="P2"><text:s text:c="16"/>&lt;xs:restriction base="xs:token"&gt;</text:p>
      <text:p text:style-name="P2"><text:s text:c="20"/>&lt;xs:enumeration value="true"/&gt;</text:p>
      <text:p text:style-name="P2"><text:s text:c="20"/>&lt;xs:enumeration value="false"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"extension"&gt;</text:p>
      <text:p text:style-name="P2"><text:s text:c="8"/>&lt;xs:complexType&gt;</text:p>
      <text:p text:style-name="P2"><text:s text:c="12"/>&lt;xs:complexContent&gt;</text:p>
      <text:p text:style-name="P2"><text:s text:c="16"/>&lt;xs:extension base="any"&gt;</text:p>
      <text:p text:style-name="P2"><text:s text:c="20"/>&lt;xs:attributeGroup ref="attlist.extension"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"attlist.extension"&gt;</text:p>
      <text:p text:style-name="P2"><text:s text:c="8"/>&lt;xs:attribute name="vendor-name" use="required"/&gt;</text:p>
      <text:p text:style-name="P2"><text:s text:c="8"/>&lt;xs:attribute name="key"/&gt;</text:p>
      <text:p text:style-name="P2"><text:s text:c="8"/>&lt;xs:attribute name="value"/&gt;</text:p>
      <text:p text:style-name="P2"><text:s text:c="4"/>&lt;/xs:attributeGroup&gt;</text:p>
      <text:p text:style-name="P2"><text:s text:c="4"/>&lt;xs:complexType name="any" mixed="true"&gt;</text:p>
      <text:p text:style-name="P2"><text:s text:c="8"/>&lt;xs:sequence&gt;</text:p>
      <text:p text:style-name="P2"><text:s text:c="12"/>&lt;xs:any minOccurs="0" maxOccurs="unbounded" processContents="skip"/&gt;</text:p>
      <text:p text:style-name="P2"><text:s text:c="8"/>&lt;/xs:sequence&gt;</text:p>
      <text:p text:style-name="P2"><text:s text:c="4"/>&lt;/xs:complexType&gt;</text:p>
      <text:p text:style-name="P2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5</meta:editing-cycles>
    <meta:creation-date>2012-06-24T14:10:55.11</meta:creation-date>
    <meta:editing-duration>PT20M9S</meta:editing-duration>
    <meta:generator>OpenOffice/4.1.10$Unix OpenOffice.org_project/4110m2$Build-9807</meta:generator>
    <dc:title>JDO_Chapter</dc:title>
    <dc:date>2021-09-30T21:43:53</dc:date>
    <dc:creator>Michael Bouschen</dc:creator>
    <meta:document-statistic meta:table-count="0" meta:image-count="0" meta:object-count="0" meta:page-count="17" meta:paragraph-count="930" meta:word-count="1814" meta:character-count="370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